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7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 style:font-name="Sans" fo:font-size="10pt" fo:font-style="normal" style:text-underline-style="none" fo:font-weight="normal"/>
    </style:style>
    <style:style style:name="ce27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28" style:family="table-cell" style:parent-style-name="Default" style:data-style-name="N100">
      <style:table-cell-properties fo:background-color="#355269" fo:border="0.06pt solid #ffffff"/>
      <style:text-properties fo:color="#e8a202" style:font-name="LM Roman Caps 10"/>
    </style:style>
    <style:style style:name="ce29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5" style:family="table-cell" style:parent-style-name="Default">
      <style:table-cell-properties fo:background-color="#355269" fo:border="0.06pt solid #000000"/>
      <style:text-properties fo:color="#ffffff" style:font-name="LM Roman Caps 10" fo:font-size="10pt" fo:font-style="normal" style:text-underline-style="none" fo:font-weight="normal"/>
    </style:style>
    <style:style style:name="ce30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33" style:family="table-cell" style:parent-style-name="Default">
      <style:table-cell-properties fo:background-color="#28264e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34" style:family="table-cell" style:parent-style-name="Default">
      <style:table-cell-properties fo:background-color="#1a2d1c" style:text-align-source="fix" style:repeat-content="false" fo:border="0.06pt solid #ffffff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35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36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37" style:family="table-cell" style:parent-style-name="Default">
      <style:table-cell-properties fo:background-color="#333333" fo:border="0.06pt solid #ffffff"/>
      <style:text-properties fo:color="#ffffff" style:font-name="Sans" fo:font-size="10pt" fo:font-style="normal" style:text-underline-style="none" fo:font-weight="normal"/>
    </style:style>
    <style:style style:name="ce38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/>
    </style:style>
    <style:style style:name="ce40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0"/>
        <table:table-column table:style-name="co2" table:default-cell-style-name="ce30"/>
        <table:table-column table:style-name="co3" table:number-columns-repeated="7" table:default-cell-style-name="ce30"/>
        <table:table-column table:style-name="co4" table:number-columns-repeated="218" table:default-cell-style-name="ce30"/>
        <table:table-row table:style-name="ro1">
          <table:table-cell table:style-name="ce26" office:value-type="string" calcext:value-type="string">
            <text:p>NOM Prénom</text:p>
          </table:table-cell>
          <table:table-cell table:style-name="ce33" office:value-type="string" calcext:value-type="string">
            <text:p>Note</text:p>
          </table:table-cell>
          <table:table-cell table:style-name="ce34" office:value-type="string" calcext:value-type="string">
            <text:p>TP1</text:p>
          </table:table-cell>
          <table:table-cell table:style-name="ce34" office:value-type="string" calcext:value-type="string">
            <text:p>TP2</text:p>
          </table:table-cell>
          <table:table-cell table:style-name="ce34" office:value-type="string" calcext:value-type="string">
            <text:p>TP3</text:p>
          </table:table-cell>
          <table:table-cell table:style-name="ce34" office:value-type="string" calcext:value-type="string">
            <text:p>TP4</text:p>
          </table:table-cell>
          <table:table-cell table:style-name="ce34" office:value-type="string" calcext:value-type="string">
            <text:p>TP5</text:p>
          </table:table-cell>
          <table:table-cell table:style-name="ce34" office:value-type="string" calcext:value-type="string">
            <text:p>TP6</text:p>
          </table:table-cell>
          <table:table-cell table:style-name="ce34" office:value-type="string" calcext:value-type="string">
            <text:p>TP7</text:p>
          </table:table-cell>
          <table:table-cell table:number-columns-repeated="218"/>
        </table:table-row>
        <table:table-row table:style-name="ro1">
          <table:table-cell table:style-name="ce27"/>
          <table:table-cell table:style-name="ce33" table:formula="of:=SUM([.C2:.F2])" office:value-type="float" office:value="4" calcext:value-type="float">
            <text:p>4</text:p>
          </table:table-cell>
          <table:table-cell table:number-columns-repeated="7" table:style-name="ce34" office:value-type="float" office:value="1" calcext:value-type="float">
            <text:p>1</text:p>
          </table:table-cell>
          <table:table-cell table:number-columns-repeated="218"/>
        </table:table-row>
        <table:table-row table:style-name="ro1">
          <table:table-cell table:style-name="ce27" table:number-columns-repeated="2"/>
          <table:table-cell table:style-name="ce35" table:number-columns-repeated="4"/>
          <table:table-cell table:style-name="ce27" table:number-columns-repeated="3"/>
          <table:table-cell table:number-columns-repeated="218"/>
        </table:table-row>
        <table:table-row table:style-name="ro1">
          <table:table-cell table:style-name="ce28" office:value-type="string" calcext:value-type="string">
            <text:p>Antigny Mélissa</text:p>
          </table:table-cell>
          <table:table-cell table:style-name="ce33" table:formula="of:=ROUND(SUMPRODUCT([.C4:.F4];[.$C$2:.$F$2])/SUMPRODUCT(IF([.C4:.F4]=&quot;&quot;;0;1);[.$C$2:.$F$2]);1) + SUM([.G4:.I4])/10" office:value-type="float" office:value="11.5" calcext:value-type="float">
            <text:p>11.5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26" office:value-type="float" office:value="11" calcext:value-type="float">
            <text:p>11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Ayari Nourhene</text:p>
          </table:table-cell>
          <table:table-cell table:style-name="ce33" table:formula="of:=ROUND(SUMPRODUCT([.C5:.F5];[.$C$2:.$F$2])/SUMPRODUCT(IF([.C5:.F5]=&quot;&quot;;0;1);[.$C$2:.$F$2]);1) + SUM([.G5:.I5])/10" office:value-type="float" office:value="9.8" calcext:value-type="float">
            <text:p>9.8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14" calcext:value-type="float">
            <text:p>14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8" office:value-type="string" calcext:value-type="string">
            <text:p>Badré Paul</text:p>
          </table:table-cell>
          <table:table-cell table:style-name="ce33" table:formula="of:=ROUND(SUMPRODUCT([.C6:.F6];[.$C$2:.$F$2])/SUMPRODUCT(IF([.C6:.F6]=&quot;&quot;;0;1);[.$C$2:.$F$2]);1) + SUM([.G6:.I6])/10" office:value-type="float" office:value="11.5" calcext:value-type="float">
            <text:p>11.5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26" office:value-type="float" office:value="11" calcext:value-type="float">
            <text:p>11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Berthelot Julien</text:p>
          </table:table-cell>
          <table:table-cell table:style-name="ce33" table:formula="of:=ROUND(SUMPRODUCT([.C7:.F7];[.$C$2:.$F$2])/SUMPRODUCT(IF([.C7:.F7]=&quot;&quot;;0;1);[.$C$2:.$F$2]);1) + SUM([.G7:.I7])/10" office:value-type="float" office:value="6.5" calcext:value-type="float">
            <text:p>6.5</text:p>
          </table:table-cell>
          <table:table-cell table:style-name="ce36" office:value-type="float" office:value="7.5" calcext:value-type="float">
            <text:p>7.5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Bizid Adam</text:p>
          </table:table-cell>
          <table:table-cell table:style-name="ce33" table:formula="of:=ROUND(SUMPRODUCT([.C8:.F8];[.$C$2:.$F$2])/SUMPRODUCT(IF([.C8:.F8]=&quot;&quot;;0;1);[.$C$2:.$F$2]);1) + SUM([.G8:.I8])/10" office:value-type="float" office:value="8.5" calcext:value-type="float">
            <text:p>8.5</text:p>
          </table:table-cell>
          <table:table-cell table:style-name="ce36" office:value-type="float" office:value="7.5" calcext:value-type="float">
            <text:p>7.5</text:p>
          </table:table-cell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Brescon Louis</text:p>
          </table:table-cell>
          <table:table-cell table:style-name="ce33" table:formula="of:=ROUND(SUMPRODUCT([.C9:.F9];[.$C$2:.$F$2])/SUMPRODUCT(IF([.C9:.F9]=&quot;&quot;;0;1);[.$C$2:.$F$2]);1) + SUM([.G9:.I9])/10" office:value-type="float" office:value="11.8" calcext:value-type="float">
            <text:p>11.8</text:p>
          </table:table-cell>
          <table:table-cell table:style-name="ce36" office:value-type="float" office:value="7.5" calcext:value-type="float">
            <text:p>7.5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6" office:value-type="float" office:value="14" calcext:value-type="float">
            <text:p>14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Bruno Keylian</text:p>
          </table:table-cell>
          <table:table-cell table:style-name="ce33" table:formula="of:=ROUND(SUMPRODUCT([.C10:.F10];[.$C$2:.$F$2])/SUMPRODUCT(IF([.C10:.F10]=&quot;&quot;;0;1);[.$C$2:.$F$2]);1) + SUM([.G10:.I10])/10" office:value-type="float" office:value="8.5" calcext:value-type="float">
            <text:p>8.5</text:p>
          </table:table-cell>
          <table:table-cell table:style-name="ce36" office:value-type="float" office:value="7.5" calcext:value-type="float">
            <text:p>7.5</text:p>
          </table:table-cell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8" office:value-type="string" calcext:value-type="string">
            <text:p>Castet Emma</text:p>
          </table:table-cell>
          <table:table-cell table:style-name="ce33" table:formula="of:=ROUND(SUMPRODUCT([.C11:.F11];[.$C$2:.$F$2])/SUMPRODUCT(IF([.C11:.F11]=&quot;&quot;;0;1);[.$C$2:.$F$2]);1) + SUM([.G11:.I11])/10" office:value-type="float" office:value="14.7" calcext:value-type="float">
            <text:p>14.7</text:p>
          </table:table-cell>
          <table:table-cell table:style-name="ce36" office:value-type="float" office:value="17.5" calcext:value-type="float">
            <text:p>17.5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6" office:value-type="float" office:value="12.5" calcext:value-type="float">
            <text:p>12.5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Cazères Peio</text:p>
          </table:table-cell>
          <table:table-cell table:style-name="ce33" table:formula="of:=ROUND(SUMPRODUCT([.C12:.F12];[.$C$2:.$F$2])/SUMPRODUCT(IF([.C12:.F12]=&quot;&quot;;0;1);[.$C$2:.$F$2]);1) + SUM([.G12:.I12])/10" office:value-type="float" office:value="8.7" calcext:value-type="float">
            <text:p>8.7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26" office:value-type="float" office:value="2.5" calcext:value-type="float">
            <text:p>2.5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8" office:value-type="string" calcext:value-type="string">
            <text:p>Chappaz Sacha</text:p>
          </table:table-cell>
          <table:table-cell table:style-name="ce33" table:formula="of:=ROUND(SUMPRODUCT([.C13:.F13];[.$C$2:.$F$2])/SUMPRODUCT(IF([.C13:.F13]=&quot;&quot;;0;1);[.$C$2:.$F$2]);1) + SUM([.G13:.I13])/10" office:value-type="float" office:value="17.5" calcext:value-type="float">
            <text:p>17.5</text:p>
          </table:table-cell>
          <table:table-cell table:style-name="ce36" office:value-type="float" office:value="17.5" calcext:value-type="float">
            <text:p>17.5</text:p>
          </table:table-cell>
          <table:table-cell table:style-name="ce26" office:value-type="float" office:value="19" calcext:value-type="float">
            <text:p>19</text:p>
          </table:table-cell>
          <table:table-cell table:style-name="ce26"/>
          <table:table-cell table:style-name="ce26" office:value-type="float" office:value="16" calcext:value-type="float">
            <text:p>16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Droin Emeline</text:p>
          </table:table-cell>
          <table:table-cell table:style-name="ce33" table:formula="of:=ROUND(SUMPRODUCT([.C14:.F14];[.$C$2:.$F$2])/SUMPRODUCT(IF([.C14:.F14]=&quot;&quot;;0;1);[.$C$2:.$F$2]);1) + SUM([.G14:.I14])/10" office:value-type="float" office:value="13.7" calcext:value-type="float">
            <text:p>13.7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6" office:value-type="float" office:value="12.5" calcext:value-type="float">
            <text:p>12.5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Dubois Dylan</text:p>
          </table:table-cell>
          <table:table-cell table:style-name="ce33" table:formula="of:=ROUND(SUMPRODUCT([.C15:.F15];[.$C$2:.$F$2])/SUMPRODUCT(IF([.C15:.F15]=&quot;&quot;;0;1);[.$C$2:.$F$2]);1) + SUM([.G15:.I15])/10" office:value-type="float" office:value="12.5" calcext:value-type="float">
            <text:p>12.5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26" office:value-type="float" office:value="14" calcext:value-type="float">
            <text:p>14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8" office:value-type="string" calcext:value-type="string">
            <text:p>Gabriel Angelina</text:p>
          </table:table-cell>
          <table:table-cell table:style-name="ce33" table:formula="of:=ROUND(SUMPRODUCT([.C16:.F16];[.$C$2:.$F$2])/SUMPRODUCT(IF([.C16:.F16]=&quot;&quot;;0;1);[.$C$2:.$F$2]);1) + SUM([.G16:.I16])/10" office:value-type="float" office:value="8.8" calcext:value-type="float">
            <text:p>8.8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11" calcext:value-type="float">
            <text:p>11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8" office:value-type="string" calcext:value-type="string">
            <text:p>Goujon Paul</text:p>
          </table:table-cell>
          <table:table-cell table:style-name="ce33" table:formula="of:=ROUND(SUMPRODUCT([.C17:.F17];[.$C$2:.$F$2])/SUMPRODUCT(IF([.C17:.F17]=&quot;&quot;;0;1);[.$C$2:.$F$2]);1) + SUM([.G17:.I17])/10" office:value-type="float" office:value="8.7" calcext:value-type="float">
            <text:p>8.7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26" office:value-type="float" office:value="2.5" calcext:value-type="float">
            <text:p>2.5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Guéla Thomas</text:p>
          </table:table-cell>
          <table:table-cell table:style-name="ce33" table:formula="of:=ROUND(SUMPRODUCT([.C18:.F18];[.$C$2:.$F$2])/SUMPRODUCT(IF([.C18:.F18]=&quot;&quot;;0;1);[.$C$2:.$F$2]);1) + SUM([.G18:.I18])/10" office:value-type="float" office:value="6.2" calcext:value-type="float">
            <text:p>6.2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Kadiri Amélia</text:p>
          </table:table-cell>
          <table:table-cell table:style-name="ce33" table:formula="of:=ROUND(SUMPRODUCT([.C19:.F19];[.$C$2:.$F$2])/SUMPRODUCT(IF([.C19:.F19]=&quot;&quot;;0;1);[.$C$2:.$F$2]);1) + SUM([.G19:.I19])/10" office:value-type="float" office:value="12.5" calcext:value-type="float">
            <text:p>12.5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float" office:value="16" calcext:value-type="float">
            <text:p>16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Larroque Lylou</text:p>
          </table:table-cell>
          <table:table-cell table:style-name="ce33" table:formula="of:=ROUND(SUMPRODUCT([.C20:.F20];[.$C$2:.$F$2])/SUMPRODUCT(IF([.C20:.F20]=&quot;&quot;;0;1);[.$C$2:.$F$2]);1) + SUM([.G20:.I20])/10" office:value-type="float" office:value="14.8" calcext:value-type="float">
            <text:p>14.8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6" office:value-type="float" office:value="16" calcext:value-type="float">
            <text:p>16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Le Maitre?Silaire Eléonore</text:p>
          </table:table-cell>
          <table:table-cell table:style-name="ce33" table:formula="of:=ROUND(SUMPRODUCT([.C21:.F21];[.$C$2:.$F$2])/SUMPRODUCT(IF([.C21:.F21]=&quot;&quot;;0;1);[.$C$2:.$F$2]);1) + SUM([.G21:.I21])/10" office:value-type="float" office:value="12.5" calcext:value-type="float">
            <text:p>12.5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12.5" calcext:value-type="float">
            <text:p>12.5</text:p>
          </table:table-cell>
          <table:table-cell table:style-name="ce26"/>
          <table:table-cell table:style-name="ce26" office:value-type="float" office:value="12.5" calcext:value-type="float">
            <text:p>12.5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8" office:value-type="string" calcext:value-type="string">
            <text:p>Loustalot Sacha</text:p>
          </table:table-cell>
          <table:table-cell table:style-name="ce33" table:formula="of:=ROUND(SUMPRODUCT([.C22:.F22];[.$C$2:.$F$2])/SUMPRODUCT(IF([.C22:.F22]=&quot;&quot;;0;1);[.$C$2:.$F$2]);1) + SUM([.G22:.I22])/10" office:value-type="float" office:value="4.7" calcext:value-type="float">
            <text:p>4.7</text:p>
          </table:table-cell>
          <table:table-cell table:style-name="ce36" office:value-type="float" office:value="7.5" calcext:value-type="float">
            <text:p>7.5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2.5" calcext:value-type="float">
            <text:p>2.5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Maroun Yorguy</text:p>
          </table:table-cell>
          <table:table-cell table:style-name="ce33" table:formula="of:=ROUND(SUMPRODUCT([.C23:.F23];[.$C$2:.$F$2])/SUMPRODUCT(IF([.C23:.F23]=&quot;&quot;;0;1);[.$C$2:.$F$2]);1) + SUM([.G23:.I23])/10" office:value-type="float" office:value="12" calcext:value-type="float">
            <text:p>12</text:p>
          </table:table-cell>
          <table:table-cell table:style-name="ce36" office:value-type="float" office:value="12.5" calcext:value-type="float">
            <text:p>12.5</text:p>
          </table:table-cell>
          <table:table-cell table:style-name="ce38" office:value-type="float" office:value="11" calcext:value-type="float">
            <text:p>11</text:p>
          </table:table-cell>
          <table:table-cell table:style-name="ce38"/>
          <table:table-cell table:style-name="ce38" office:value-type="float" office:value="12.5" calcext:value-type="float">
            <text:p>12.5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Morlan Hugo</text:p>
          </table:table-cell>
          <table:table-cell table:style-name="ce33" table:formula="of:=ROUND(SUMPRODUCT([.C24:.F24];[.$C$2:.$F$2])/SUMPRODUCT(IF([.C24:.F24]=&quot;&quot;;0;1);[.$C$2:.$F$2]);1) + SUM([.G24:.I24])/10" office:value-type="float" office:value="13" calcext:value-type="float">
            <text:p>13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6" office:value-type="float" office:value="12.5" calcext:value-type="float">
            <text:p>12.5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Mukoko-Cauvel Emma</text:p>
          </table:table-cell>
          <table:table-cell table:style-name="ce33" table:formula="of:=ROUND(SUMPRODUCT([.C25:.F25];[.$C$2:.$F$2])/SUMPRODUCT(IF([.C25:.F25]=&quot;&quot;;0;1);[.$C$2:.$F$2]);1) + SUM([.G25:.I25])/10" office:value-type="float" office:value="12.5" calcext:value-type="float">
            <text:p>12.5</text:p>
          </table:table-cell>
          <table:table-cell table:style-name="ce36" office:value-type="float" office:value="12.5" calcext:value-type="float">
            <text:p>12.5</text:p>
          </table:table-cell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26" office:value-type="float" office:value="14" calcext:value-type="float">
            <text:p>14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Ollé Martin</text:p>
          </table:table-cell>
          <table:table-cell table:style-name="ce33" table:formula="of:=ROUND(SUMPRODUCT([.C26:.F26];[.$C$2:.$F$2])/SUMPRODUCT(IF([.C26:.F26]=&quot;&quot;;0;1);[.$C$2:.$F$2]);1) + SUM([.G26:.I26])/10" office:value-type="float" office:value="12" calcext:value-type="float">
            <text:p>12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2.5" calcext:value-type="float">
            <text:p>12.5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Pécheyran Helena</text:p>
          </table:table-cell>
          <table:table-cell table:style-name="ce33" table:formula="of:=ROUND(SUMPRODUCT([.C27:.F27];[.$C$2:.$F$2])/SUMPRODUCT(IF([.C27:.F27]=&quot;&quot;;0;1);[.$C$2:.$F$2]);1) + SUM([.G27:.I27])/10" office:value-type="float" office:value="6.5" calcext:value-type="float">
            <text:p>6.5</text:p>
          </table:table-cell>
          <table:table-cell table:style-name="ce37" office:value-type="float" office:value="7.5" calcext:value-type="float">
            <text:p>7.5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Roubiou Clément</text:p>
          </table:table-cell>
          <table:table-cell table:style-name="ce33" table:formula="of:=ROUND(SUMPRODUCT([.C28:.F28];[.$C$2:.$F$2])/SUMPRODUCT(IF([.C28:.F28]=&quot;&quot;;0;1);[.$C$2:.$F$2]);1) + SUM([.G28:.I28])/10" office:value-type="float" office:value="4.7" calcext:value-type="float">
            <text:p>4.7</text:p>
          </table:table-cell>
          <table:table-cell table:style-name="ce37" office:value-type="float" office:value="7.5" calcext:value-type="float">
            <text:p>7.5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2.5" calcext:value-type="float">
            <text:p>2.5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29" office:value-type="string" calcext:value-type="string">
            <text:p>Ruelland Alexandre</text:p>
          </table:table-cell>
          <table:table-cell table:style-name="ce33" table:formula="of:=ROUND(SUMPRODUCT([.C29:.F29];[.$C$2:.$F$2])/SUMPRODUCT(IF([.C29:.F29]=&quot;&quot;;0;1);[.$C$2:.$F$2]);1) + SUM([.G29:.I29])/10" office:value-type="float" office:value="8.8" calcext:value-type="float">
            <text:p>8.8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5" office:value-type="string" calcext:value-type="string">
            <text:p>Saint-Paul Mailys</text:p>
          </table:table-cell>
          <table:table-cell table:style-name="ce33" table:formula="of:=ROUND(SUMPRODUCT([.C30:.F30];[.$C$2:.$F$2])/SUMPRODUCT(IF([.C30:.F30]=&quot;&quot;;0;1);[.$C$2:.$F$2]);1) + SUM([.G30:.I30])/10" office:value-type="float" office:value="14.8" calcext:value-type="float">
            <text:p>14.8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5" office:value-type="string" calcext:value-type="string">
            <text:p>Sauriac Camille</text:p>
          </table:table-cell>
          <table:table-cell table:style-name="ce33" table:formula="of:=ROUND(SUMPRODUCT([.C31:.F31];[.$C$2:.$F$2])/SUMPRODUCT(IF([.C31:.F31]=&quot;&quot;;0;1);[.$C$2:.$F$2]);1) + SUM([.G31:.I31])/10" office:value-type="float" office:value="7.7" calcext:value-type="float">
            <text:p>7.7</text:p>
          </table:table-cell>
          <table:table-cell table:style-name="ce37" office:value-type="float" office:value="7.5" calcext:value-type="float">
            <text:p>7.5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5" office:value-type="string" calcext:value-type="string">
            <text:p>Schmit Nathan</text:p>
          </table:table-cell>
          <table:table-cell table:style-name="ce33" table:formula="of:=ROUND(SUMPRODUCT([.C32:.F32];[.$C$2:.$F$2])/SUMPRODUCT(IF([.C32:.F32]=&quot;&quot;;0;1);[.$C$2:.$F$2]);1) + SUM([.G32:.I32])/10" office:value-type="float" office:value="13.5" calcext:value-type="float">
            <text:p>13.5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5" office:value-type="string" calcext:value-type="string">
            <text:p>Schorsch Antoine</text:p>
          </table:table-cell>
          <table:table-cell table:style-name="ce33" table:formula="of:=ROUND(SUMPRODUCT([.C33:.F33];[.$C$2:.$F$2])/SUMPRODUCT(IF([.C33:.F33]=&quot;&quot;;0;1);[.$C$2:.$F$2]);1) + SUM([.G33:.I33])/10" office:value-type="float" office:value="15.8" calcext:value-type="float">
            <text:p>15.8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5" office:value-type="string" calcext:value-type="string">
            <text:p>Serra Célia</text:p>
          </table:table-cell>
          <table:table-cell table:style-name="ce33" table:formula="of:=ROUND(SUMPRODUCT([.C34:.F34];[.$C$2:.$F$2])/SUMPRODUCT(IF([.C34:.F34]=&quot;&quot;;0;1);[.$C$2:.$F$2]);1) + SUM([.G34:.I34])/10" office:value-type="float" office:value="12.5" calcext:value-type="float">
            <text:p>12.5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5" office:value-type="string" calcext:value-type="string">
            <text:p>Vassal Tom</text:p>
          </table:table-cell>
          <table:table-cell table:style-name="ce33" table:formula="of:=ROUND(SUMPRODUCT([.C35:.F35];[.$C$2:.$F$2])/SUMPRODUCT(IF([.C35:.F35]=&quot;&quot;;0;1);[.$C$2:.$F$2]);1) + SUM([.G35:.I35])/10" office:value-type="float" office:value="13.7" calcext:value-type="float">
            <text:p>13.7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12.5" calcext:value-type="float">
            <text:p>12.5</text:p>
          </table:table-cell>
          <table:table-cell table:style-name="ce37" table:number-columns-repeated="3"/>
          <table:table-cell table:number-columns-repeated="218"/>
        </table:table-row>
        <table:table-row table:style-name="ro1">
          <table:table-cell table:style-name="ce5" office:value-type="string" calcext:value-type="string">
            <text:p>Zouin Eloan</text:p>
          </table:table-cell>
          <table:table-cell table:style-name="ce33" table:formula="of:=ROUND(SUMPRODUCT([.C36:.F36];[.$C$2:.$F$2])/SUMPRODUCT(IF([.C36:.F36]=&quot;&quot;;0;1);[.$C$2:.$F$2]);1) + SUM([.G36:.I36])/10" office:value-type="float" office:value="12.5" calcext:value-type="float">
            <text:p>12.5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number-columns-repeated="218"/>
        </table:table-row>
        <table:table-row table:style-name="ro1" table:number-rows-repeated="65487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Histogramme (1)" table:style-name="ta1"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4" table:number-columns-repeated="253" table:default-cell-style-name="ce30"/>
        <table:table-row table:style-name="ro1">
          <table:table-cell table:style-name="ce40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[$Feuille1.$B$4:$Feuille1.$B$25]&lt;=[.A3];0;1)*IF([$Feuille1.$B$4:$Feuille1.$B$25]&gt;[.B3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[$Feuille1.$B$4:$Feuille1.$B$25]&lt;=[.A4];0;1)*IF([$Feuille1.$B$4:$Feuille1.$B$25]&gt;[.B4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[$Feuille1.$B$4:$Feuille1.$B$25]&lt;=[.A5];0;1)*IF([$Feuille1.$B$4:$Feuille1.$B$25]&gt;[.B5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[$Feuille1.$B$4:$Feuille1.$B$25]&lt;=[.A6];0;1)*IF([$Feuille1.$B$4:$Feuille1.$B$25]&gt;[.B6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[$Feuille1.$B$4:$Feuille1.$B$25]&lt;=[.A7];0;1)*IF([$Feuille1.$B$4:$Feuille1.$B$25]&gt;[.B7];0;1)*IF(ISNUMBER([$Feuille1.$B$4:$Feuille1.$B$25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[$Feuille1.$B$4:$Feuille1.$B$25]&lt;=[.A8];0;1)*IF([$Feuille1.$B$4:$Feuille1.$B$25]&gt;[.B8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[$Feuille1.$B$4:$Feuille1.$B$25]&lt;=[.A9];0;1)*IF([$Feuille1.$B$4:$Feuille1.$B$25]&gt;[.B9];0;1)*IF(ISNUMBER([$Feuille1.$B$4:$Feuille1.$B$25]);1;0))" office:value-type="float" office:value="2" calcext:value-type="float">
            <text:p>2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[$Feuille1.$B$4:$Feuille1.$B$25]&lt;=[.A10];0;1)*IF([$Feuille1.$B$4:$Feuille1.$B$25]&gt;[.B10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[$Feuille1.$B$4:$Feuille1.$B$25]&lt;=[.A11];0;1)*IF([$Feuille1.$B$4:$Feuille1.$B$25]&gt;[.B11];0;1)*IF(ISNUMBER([$Feuille1.$B$4:$Feuille1.$B$25]);1;0))" office:value-type="float" office:value="5" calcext:value-type="float">
            <text:p>5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[$Feuille1.$B$4:$Feuille1.$B$25]&lt;=[.A12];0;1)*IF([$Feuille1.$B$4:$Feuille1.$B$25]&gt;[.B12];0;1)*IF(ISNUMBER([$Feuille1.$B$4:$Feuille1.$B$25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[$Feuille1.$B$4:$Feuille1.$B$25]&lt;=[.A13];0;1)*IF([$Feuille1.$B$4:$Feuille1.$B$25]&gt;[.B13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[$Feuille1.$B$4:$Feuille1.$B$25]&lt;=[.A14];0;1)*IF([$Feuille1.$B$4:$Feuille1.$B$25]&gt;[.B14];0;1)*IF(ISNUMBER([$Feuille1.$B$4:$Feuille1.$B$25]);1;0))" office:value-type="float" office:value="4" calcext:value-type="float">
            <text:p>4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[$Feuille1.$B$4:$Feuille1.$B$25]&lt;=[.A15];0;1)*IF([$Feuille1.$B$4:$Feuille1.$B$25]&gt;[.B15];0;1)*IF(ISNUMBER([$Feuille1.$B$4:$Feuille1.$B$25]);1;0))" office:value-type="float" office:value="5" calcext:value-type="float">
            <text:p>5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[$Feuille1.$B$4:$Feuille1.$B$25]&lt;=[.A16];0;1)*IF([$Feuille1.$B$4:$Feuille1.$B$25]&gt;[.B16];0;1)*IF(ISNUMBER([$Feuille1.$B$4:$Feuille1.$B$25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[$Feuille1.$B$4:$Feuille1.$B$25]&lt;=[.A17];0;1)*IF([$Feuille1.$B$4:$Feuille1.$B$25]&gt;[.B17];0;1)*IF(ISNUMBER([$Feuille1.$B$4:$Feuille1.$B$25]);1;0))" office:value-type="float" office:value="2" calcext:value-type="float">
            <text:p>2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[$Feuille1.$B$4:$Feuille1.$B$25]&lt;=[.A18];0;1)*IF([$Feuille1.$B$4:$Feuille1.$B$25]&gt;[.B18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[$Feuille1.$B$4:$Feuille1.$B$25]&lt;=[.A19];0;1)*IF([$Feuille1.$B$4:$Feuille1.$B$25]&gt;[.B19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[$Feuille1.$B$4:$Feuille1.$B$25]&lt;=[.A20];0;1)*IF([$Feuille1.$B$4:$Feuille1.$B$25]&gt;[.B20];0;1)*IF(ISNUMBER([$Feuille1.$B$4:$Feuille1.$B$25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[$Feuille1.$B$4:$Feuille1.$B$25]&lt;=[.A21];0;1)*IF([$Feuille1.$B$4:$Feuille1.$B$25]&gt;[.B21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[$Feuille1.$B$4:$Feuille1.$B$25]&lt;=[.A22];0;1)*IF([$Feuille1.$B$4:$Feuille1.$B$25]&gt;[.B22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0:08:02.453963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17T10:13:16.262545739</dc:date>
    <meta:editing-duration>PT19H31M41S</meta:editing-duration>
    <meta:editing-cycles>333</meta:editing-cycles>
    <meta:generator>LibreOffice/6.4.7.2$Linux_X86_64 LibreOffice_project/40$Build-2</meta:generator>
    <meta:document-statistic meta:table-count="2" meta:cell-count="264" meta:object-count="0"/>
  </office:meta>
</office:document-meta>
</file>